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, Agrippa II, Vespasian</text:p>
      <text:p text:style-name="P5">Additional Places mentioned: Gamal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/</text:p>
      <text:p text:style-name="P2">33/</text:p>
      <text:p text:style-name="P2"/>
      <text:p text:style-name="P3">[Page 1]</text:p>
      <text:p text:style-name="P3">In giving at longer or shorter intervals an abridged account/ of what happened among our people after the events told/ in the book of Nehemiah--with which Bible history/ closes--I have had one object principally in view. <text:s/>I would/ enable those whom I am bound to instruct, to form an idea of/ the causes which were <text:span text:style-name="T2">long largely</text:span><text:span text:style-name="T3"> latently at work to bring about the overthrow of our poli-/-tical nationality. <text:s/>As I believe in prophecy, and as I saw/ its finger point unerringly to the </text:span><text:span text:style-name="T2">fatal</text:span><text:span text:style-name="T3"> consequences of our fathers' de-/-sertion from duty, I would show the origin of unequalled/ sufferings and of a </text:span><text:span text:style-name="T2">world</text:span><text:span text:style-name="T3"> wide spread dispersion. <text:s/>For the fond-/-ness of copying heathen practices which called forth the burning/ denunciations of our leaders during the existence of the first/ sanctuary; that </text:span><text:span text:style-name="T2">mania passion</text:span><text:span text:style-name="T3"> mania for imitating gentilism which so saddened our faithful guides during the/ second sanctuary, but which the </text:span><text:span text:style-name="T2">good</text:span><text:span text:style-name="T3"> illustrious Mattathias </text:span><text:span text:style-name="T2">the</text:span><text:span text:style-name="T3"> of/ </text:span><text:span text:style-name="T2">Asmonean</text:span><text:span text:style-name="T3"> Modin changed for a time into a renewed love for Mosaic/ laws, that </text:span><text:span text:style-name="T2">passion</text:span><text:span text:style-name="T3"> evil passion, I say woke again and ran riot under the wicked Herod./ <text:s/>Nothing Jewish was sacred with that destroyer of the Asmonean/ family, and vile hireling of pagan Rome, who sat on/ a Jewish throne. <text:s/>And as he had defied religion, and had/ dared even to make and unmake high priests to </text:span><text:span text:style-name="T2">seve</text:span><text:span text:style-name="T3"> serve his/ purposes,/</text:span></text:p>
      <text:p text:style-name="P3"><text:span text:style-name="T3"/></text:p>
      <text:p text:style-name="P3"><text:span text:style-name="T3">[Page 2]</text:span></text:p>
      <text:p text:style-name="P3"><text:soft-page-break/><text:span text:style-name="T3">so the conflicting parties that unhappily/ arose in later years, used the same foul means to reach/ their unrighteous ends. <text:s/>The man who was to minister/ in the holy of holies </text:span><text:span text:style-name="T2">should</text:span><text:span text:style-name="T3"> must further their nefarious schemes./ <text:s/>His fitness for the solemn office was not studied./ <text:s/>Lots were cast to choose him, and the least qualified </text:span><text:span text:style-name="T2">he</text:span><text:span text:style-name="T3">/ </text:span><text:span text:style-name="T2">proved himself, the more</text:span><text:span text:style-name="T3"> was </text:span><text:span text:style-name="T2">he</text:span><text:span text:style-name="T3"> liked most because </text:span><text:span text:style-name="T2">the more</text:span><text:span text:style-name="T3">/ </text:span><text:span text:style-name="T2">readily</text:span><text:span text:style-name="T3"> he could readily become a toll in the hands of those who/ had clothed him with the ephod and the mitre./ <text:s/>The Mishnah hints at the low pitch to which the/ station once held by Aaron had been reduced, when it/ writes that on the eve of the day of atonement the/ high priest who was not familiar with the Bible had/ a person appointed to read it for him. <text:s/>But worse/ than that is related </text:span><text:span text:style-name="T2">by</text:span><text:span text:style-name="T3"> in Josephus. <text:s/>A certain Phan-/-nias who had never known the first requisites of a/ priest, but who engaged in tilling the ground ,was/ taken from the plough and mockingly placed before the altar, to the/ profound grief of all who </text:span><text:span text:style-name="T2">ye</text:span><text:span text:style-name="T3"> respected yet the worship of God./ <text:s/>But while I have thought it necessary </text:span><text:span text:style-name="T2">th</text:span><text:span text:style-name="T3"> to/ vindicate the dealings of the Lord with Israel, and to prove the/ predictions of </text:span><text:span text:style-name="T2">our</text:span><text:span text:style-name="T3"> Moses and the prophets true;/</text:span></text:p>
      <text:p text:style-name="P3"><text:span text:style-name="T3"/></text:p>
      <text:p text:style-name="P3"><text:span text:style-name="T3">[Page 3]</text:span></text:p>
      <text:p text:style-name="P3"><text:span text:style-name="T3">while I would never cover up public offenses, but/ on the contrary I would always expose them in their naked uggliness[sic!] </text:span><text:span text:style-name="T2">for</text:span><text:span text:style-name="T3"> to the/ abhorrence of the virtuous, still I should have been false/ to history and have wronged my people </text:span><text:span text:style-name="T2">not to have by not having</text:span><text:span text:style-name="T3"> had I failed to/ direct </text:span><text:span text:style-name="T2">the</text:span><text:span text:style-name="T3"> attention </text:span><text:span text:style-name="T2">of my hearers</text:span><text:span text:style-name="T3"> to deeds of unsurpassed/ valor; to a bravery which made the </text:span><text:span text:style-name="T2">fall</text:span><text:span text:style-name="T3"> disruption </text:span><text:span text:style-name="T2">breaking up</text:span><text:span text:style-name="T3"> of our na-/-tionality not a record of disgrace, but the </text:span><text:span text:style-name="T2">grandest</text:span><text:span text:style-name="T3"> sublimest of/ </text:span><text:span text:style-name="T2">all</text:span><text:span text:style-name="T3"> epic poems. <text:s/>I specially desired that they young/ might feel a noble pride on remembering that the/ blood coursing </text:span><text:span text:style-name="T2">in</text:span><text:span text:style-name="T3"> through their veins is the blood of heros[sic!]./ <text:s/>For the systematic persecution of ages may have humbled/ to the dust some of the descendants of the fearless defenders/ of home and country, but the study of the past ought to/ </text:span><text:span text:style-name="T2">be even to such a lever of self-exaltation</text:span><text:span text:style-name="T3"> convince all that manliness is the heritage of Hebrews./ <text:s/>Jotapata has a historic name which electrifies our beings, and/ I have set it forth as an illustration of self-denying greatness, but/ other cities in ancient Judea possess chronicles which/ undying fame has </text:span><text:span text:style-name="T2">written down</text:span><text:span text:style-name="T3"> traced in golden letters. <text:s/>Let me speak/ of Gamala in famous Galilee. <text:s/>An odd city was </text:span><text:span text:style-name="T2">that</text:span><text:span text:style-name="T3"> Gamala. <text:s/>Situated on a/ steep rock, sloping down </text:span><text:span text:style-name="T2">at</text:span><text:span text:style-name="T3"> on each </text:span><text:span text:style-name="T2">and</text:span><text:span text:style-name="T3"> side, and/</text:span></text:p>
      <text:p text:style-name="P3"><text:span text:style-name="T3"/></text:p>
      <text:p text:style-name="P3"><text:span text:style-name="T3">[Page 4]</text:span></text:p>
      <text:p text:style-name="P3"><text:span text:style-name="T3">having in the middle a rough ridge, like/ the hump of a camel, from which the city, derived/ its </text:span><text:span text:style-name="T2">name</text:span><text:span text:style-name="T3"> appellation, (Gamla), it seemed to </text:span><text:span text:style-name="T2">dare the approach</text:span><text:span text:style-name="T3"> say to the enemy: "I dare you"/ </text:span><text:span text:style-name="T2">of an enemy</text:span><text:span text:style-name="T3"> <text:s/>The Jews had </text:span><text:span text:style-name="T2">built</text:span><text:span text:style-name="T3"> dug ditches around,/ to cut off approach, and mines under the ground. <text:s/>The inhabitants of that weird/ spot, made hardy by their surroundings, were looked/ upon as undaunted mountaineers. <text:s/>From their midst/ had gone forth the intrepid Judah the Gaulanite, who/ proclaimed </text:span><text:span text:style-name="T2">it a sin</text:span><text:span text:style-name="T3"> it a sin </text:span><text:span text:style-name="T2">that</text:span><text:span text:style-name="T3"> to pay taxes to a foreign enemy. </text:span><text:span text:style-name="T2">was a sin</text:span><text:span text:style-name="T3">/ <text:s/>Agrippa II--a creature of the Romans--had tried/ in vain to bring again under his </text:span><text:span text:style-name="T2">power</text:span><text:span text:style-name="T3"> sway that uncom-/-promising city. <text:s/></text:span><text:span text:style-name="T2">which</text:span><text:span text:style-name="T3"> It had revolted against his power, and its </text:span><text:span text:style-name="T2">revolutionary</text:span><text:span text:style-name="T3"> revolutionary </text:span><text:span text:style-name="T2">and whose</text:span><text:span text:style-name="T3"> example/ </text:span><text:span text:style-name="T2">he dreaded, because of</text:span><text:span text:style-name="T3"> was a </text:span><text:span text:style-name="T2">threat to menace</text:span><text:span text:style-name="T3"> menace to his own territories </text:span><text:span text:style-name="T2">lying</text:span><text:span text:style-name="T3"> which lay close </text:span><text:span text:style-name="T2">to</text:span><text:span text:style-name="T3"> by it./ <text:s/>Vespasian brought </text:span><text:span text:style-name="T2">to bear against it</text:span><text:span text:style-name="T3"> to bear on Gamala all that/ military science could project. <text:s/>The best legions </text:span><text:span text:style-name="T2">best skif</text:span><text:span text:style-name="T3"> skilfully mar-/-shalled were ordered to level at </text:span><text:span text:style-name="T2">at against</text:span><text:span text:style-name="T3"> it engines of des-/-truction. <text:s/>King Agrippa emboldened by the assist-/-ance of Rome, ventured </text:span><text:span text:style-name="T2">out</text:span><text:span text:style-name="T3"> upon an eminence to exhort/ the dwellers of Gamala not to attempt a useless/ resistance, but to submit to superior forces, as/ others had yielded. <text:s/>The speaker received as the/ wages of his advice, a stone hurled by an archer from a high wall,/</text:span></text:p>
      <text:p text:style-name="P3"><text:span text:style-name="T3"/></text:p>
      <text:p text:style-name="P3"><text:span text:style-name="T3">[Page 5]</text:span></text:p>
      <text:p text:style-name="P3"><text:span text:style-name="T3">and which </text:span><text:span text:style-name="T2">broke his shattered</text:span><text:span text:style-name="T3"> broke </text:span><text:span text:style-name="T2">the speaker's</text:span><text:span text:style-name="T3"> his right arm. <text:s/>Vespasian/ </text:span><text:span text:style-name="T2">having</text:span><text:span text:style-name="T3"> who arrived at the expiration of seven months/ during which Agrippa had been beseiging[sic!] Gamala, found the/ belleaguered[sic!] </text:span><text:span text:style-name="T2">much</text:span><text:span text:style-name="T3"> considerably weakened, </text:span><text:span text:style-name="T2">but</text:span><text:span text:style-name="T3"> yet not cowed and inti-/-midated. <text:s/>The inhabitants numbered only nine thou-/-sands </text:span><text:span text:style-name="T2">persons</text:span><text:span text:style-name="T3">, and there were among them aged men, wo-/-men and </text:span><text:soft-page-break/><text:span text:style-name="T3">children, who necessarily exhausted a large/ portion of the provision. <text:s/>This circumstance occasioned deep concern./ <text:s/>Recognizing the impossibility to </text:span><text:span text:style-name="T2">stand</text:span><text:span text:style-name="T3"> bear the brunt of/ the </text:span><text:span text:style-name="T2">military</text:span><text:span text:style-name="T3"> war machines of the Romans, and anxious/ to bring the seige[sic!] to an end and prevent starvation,/ the defenders of Gamala retired from behind the walls,/ and took their stand where they might fight back/ the invading army with a steady aim. <text:s/>For the city/ had narrow and winding streets, its houses rose one/ above the other on the declivity of </text:span><text:span text:style-name="T2">the</text:span><text:span text:style-name="T3"> rugged hills, </text:span><text:span text:style-name="T2">and</text:span><text:span text:style-name="T3"> which, seen/ at a distance, appeared as if </text:span><text:span text:style-name="T2">sus</text:span><text:span text:style-name="T3"> hanging in the air./ <text:s/>In those ill-shaped and perplexing streets, and on the tops of the hills where/ those </text:span><text:span text:style-name="T2">oddly</text:span><text:span text:style-name="T3"> queerly built houses stood, the Jews awaited./ <text:s/>The walls </text:span><text:span text:style-name="T2">fell</text:span><text:span text:style-name="T3"> from which they had withdrawn soon </text:span><text:span text:style-name="T2">gave away</text:span><text:span text:style-name="T3"> fell at the shocks of the battering rams,/ and the Roman cohorts rushed on into the city with wild shouts of/ triumph. </text:span><text:span text:style-name="T2">into the city</text:span><text:span text:style-name="T3"> <text:s/>They met Judean swords/</text:span></text:p>
      <text:p text:style-name="P3"><text:span text:style-name="T3"/></text:p>
      <text:p text:style-name="P3"><text:span text:style-name="T3">[Page 6]</text:span></text:p>
      <text:p text:style-name="P6">swords<text:span text:style-name="T3">, sharp and pointed. <text:s/>They turned to the mount-/-ains, Judean lances from above </text:span>forced<text:span text:style-name="T3"> thrust them down into/ </text:span>ravines<text:span text:style-name="T3"> the valley. <text:s/>They ran into houses, but the upper ones/ gave way by the weight of the steel clad Roman soldiers, and those/ underneath came tumbling with a crash, and buried hun-/-dreds in their ruins. <text:s/>The people of Gamala took/ up the stones of their broken dwellings. </text:span>to beat<text:span text:style-name="T3"> Like an avalanche they came to overwhelm the</text:span>ir<text:span text:style-name="T3">/ assailants, entangled in </text:span>streets<text:span text:style-name="T3"> lanes and gorges from/ which they could not find an issue. <text:s/>Vespasian/ himself, who from a distant height had been an eye witness/ of what happened, was profoundly affected. <text:s/></text:span>and<text:span text:style-name="T3"> Instinctively,/ and without being perceived, </text:span>came<text:span text:style-name="T3"> he drew nigh to mingle in the combat./ <text:s/></text:span>He was exposed to imminent danger, for<text:span text:style-name="T3"> <text:s/>Javelins whizzed/ on all sides. <text:s/>The Roman general was exposed to imminent danger. <text:s/>To </text:span>screen himself<text:span text:style-name="T3"> protect his life form the missiles hurled/ by the Galileans, he ordered his few followers to keep/ close to him and with their shields form a screen round/ their heads against the storm of stones and lances. <text:s/>At length, the/ fury of that </text:span>storm<text:span text:style-name="T3"> tempest of darts abated, and the Romans/ retreated. <text:s/>Terrible was the loss they sustained </text:span>was terrible<text:span text:style-name="T3">, but/ not less terrible was the</text:span>ir<text:span text:style-name="T3"> vengeance./</text:span></text:p>
      <text:p text:style-name="P6"><text:span text:style-name="T3"/></text:p>
      <text:p text:style-name="P6"><text:span text:style-name="T3">[Page 7]</text:span></text:p>
      <text:p text:style-name="P6">For<text:span text:style-name="T3"> Soon food became </text:span>very<text:span text:style-name="T3"> scarce and water failed at Gamala./ <text:s/>The feeble and </text:span>the<text:span text:style-name="T3"> helpless moaned, and </text:span>those<text:span text:style-name="T3"> the men able/ to bear with the sorest privations, prepared to meet death/ </text:span>and<text:span text:style-name="T3"> while measuring arms with the heathens rather than/ sink from hunger and thirst. <text:s/>One </text:span>morning<text:span text:style-name="T3"> day towards/ the end of September of the year 67 </text:span>before the<text:span text:style-name="T3"> at early dawn, three Roman/ soldiers with levers in hand crept unseen under a tower,/ and while Roman legions diverted the attention of the/ Jews by a </text:span>pretended<text:span text:style-name="T3"> feigned attack, those soldiers </text:span>loosened five<text:span text:style-name="T3"> struck away five/ huge stones form that tower and </text:span>fled away<text:span text:style-name="T3"> quickly fled. <text:s/>Then the enemy by its/ maneuvers </text:span>attracted<text:span text:style-name="T3"> enticed the besieged to the weakened spot./ <text:s/>The tower rolled down, with its </text:span>brave<text:span text:style-name="T3"> gallant defenders. <text:s/>Titus/ who gave the assault, opened himself a passage into the city and/ </text:span>sez siezed a commanding<text:span text:style-name="T3"> by the aid of his cavalry seized a position which made him master/ of the situation. <text:s/>Cautioned by a former defeat, he sur-/-rounded Gamala with consummate prudence. <text:s/>The/ Galileans rushed to arms. <text:s/></text:span>Many<text:span text:style-name="T3"> A host of them hastened to take/ refuge in a fortress on a summit of a rock, where/ their wives and children had gathered. <text:s/>A whirlwind/ blowing in their faces, prevented their javelins from/ being levelled[sic!] at the Romans. <text:s/>Made frantic by despair/ those unhappy men </text:span>took<text:span text:style-name="T3"> laid hold of the creatures they loved most and threw/</text:span></text:p>
      <text:p text:style-name="P6"><text:span text:style-name="T3"/></text:p>
      <text:p text:style-name="P6"><text:span text:style-name="T3">[Page 8]</text:span></text:p>
      <text:p text:style-name="P6"><text:span text:style-name="T3">them into the </text:span>valley<text:span text:style-name="T3"> ravines below that the foe might not/ add insult to injury. <text:s/>Resistance became impossible,/ </text:span>still, struck<text:span text:style-name="T3"> but so likewise </text:span>many but so also<text:span text:style-name="T3"> was submissive. <text:s/>Many unsheathed their swords to strike down the advancing Romans and then/ cast themselves headlong into precipices. <text:s/>Many/ sought death into caves, where starvation </text:span>consumed<text:span text:style-name="T3"> awaited/ them. <text:s/>All that could be found alive were massa</text:span>red<text:span text:style-name="T3">cred/ by Titus and his father Vespasian. <text:s/>The</text:span>y<text:span text:style-name="T3"> future emperors at the eternal city would/ thus revenge the losses which a </text:span>small<text:span text:style-name="T3"> despised city </text:span>of<text:span text:style-name="T3">/ small in size and of few inhabitants had </text:span><text:soft-page-break/><text:span text:style-name="T3">inflicted upon/ the redoutable[sic!] army sent by Rome to conquer </text:span>unsub-<text:span text:style-name="T3"> freedom/</text:span>-missive<text:span text:style-name="T3"> loving Judea. <text:s/>Gamala, like Jotapata, remained/ a monument of Latin vengeance. <text:s/>But the deserted/ hills which environed it, told of the heroism of the/ </text:span>five<text:span text:style-name="T3"> thousands who had mounted their rugged crags/ to hurl back the steel clad veterans of the proud/ empire. <text:s/>Joseph Salvador whose florid style </text:span>suports<text:span text:style-name="T3"> gives/ </text:span>a high color<text:span text:style-name="T3"> historical description a high colour,/ thus concludes his narrative of the trials and daring/ of Gamala. <text:s/>"Woe to nations whose hearts are/ not touched by the resistance and fall of Gamala./</text:span></text:p>
      <text:p text:style-name="P6"><text:span text:style-name="T3"/></text:p>
      <text:p text:style-name="P6"><text:span text:style-name="T3">[Page 9]</text:span></text:p>
      <text:p text:style-name="P6"><text:span text:style-name="T3">Generous deeds do not belong to the spot alone/ in which they were enacted; ages do not lessen their/ grandeur. <text:s/>In the memory of posterity, the </text:span>noble brave<text:span text:style-name="T3"> noble/ dead </text:span>resurrect<text:span text:style-name="T3"> resuscitate. <text:s/>NOt without cause has glory, gained/ by </text:span>[?]<text:span text:style-name="T3"> bravery, been called 'immortal'"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2:27:06.95</meta:creation-date>
    <meta:document-statistic meta:table-count="0" meta:image-count="0" meta:object-count="0" meta:page-count="5" meta:paragraph-count="81" meta:word-count="2021" meta:character-count="12230"/>
    <dc:date>2012-12-19T14:55:54.75</dc:date>
    <meta:editing-duration>PT10M15S</meta:editing-duration>
    <meta:editing-cycles>1</meta:editing-cycles>
    <meta:generator>OpenOffice.org/3.4.1$Win32 OpenOffice.org_project/341m1$Build-9593</meta:generator>
  </office:meta>
</office:document-meta>
</file>